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9bb6" officeooo:paragraph-rsid="00069bb6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069bb6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69bb6" officeooo:paragraph-rsid="00069bb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69bb6" officeooo:paragraph-rsid="00069bb6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officeooo:rsid="00085e91" officeooo:paragraph-rsid="00085e91"/>
    </style:style>
    <style:style style:name="T1" style:family="text">
      <style:text-properties officeooo:rsid="00069bb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style:text-underline-style="none"/>
    </style:style>
    <style:style style:name="T4" style:family="text">
      <style:text-properties officeooo:rsid="00085e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obre o Jogo</text:p>
      <text:p text:style-name="P2">Nome: Jokenpô Battle</text:p>
      <text:p text:style-name="P2"/>
      <text:h text:style-name="Heading_20_3" text:outline-level="3">Descrição:</text:h>
      <text:p text:style-name="P2">- Um jogo de Jokenpô onde você terá que enfrentar inimigos <text:span text:style-name="T1">através</text:span> de batalhas de Jokenpô. <text:span text:style-name="T1">Podendo subir de Nivel e enfrentar desafios cada vez maiores.</text:span></text:p>
      <text:p text:style-name="P2"/>
      <text:h text:style-name="Heading_20_3" text:outline-level="3">Jogabilidade:</text:h>
      <text:p text:style-name="P3"><text:span text:style-name="T2">Level Up:</text:span></text:p>
      <text:p text:style-name="P3">É possivel subir o seu Nivel vencendo as batalhas, fazendo isto você conseguirá desabilitar novas jogadas.</text:p>
      <text:p text:style-name="P2"/>
      <text:p text:style-name="P3"><text:span text:style-name="T2">Inimigos:</text:span></text:p>
      <text:p text:style-name="P3">Cada inimigo possui uma caracteristica própria possibilitando uma maior chanse de uso de determinadas jogadas e diminuindo a chanse de outras.</text:p>
      <text:p text:style-name="P3">(OBS: Na descrição de cada inimigo possui dicas para o <text:span text:style-name="T1">Jogador</text:span> tentar adivinhar qual é o ponto forte e qual é o ponto fraco do Inimigo).</text:p>
      <text:p text:style-name="P2"/>
      <text:p text:style-name="P3"><text:span text:style-name="T2">Batalhas:</text:span></text:p>
      <text:p text:style-name="P3"><text:span text:style-name="T3">1. </text:span>Em uma batalha existe uma meta de pontuação que varia de acordo com o nivel da missão.</text:p>
      <text:p text:style-name="P3">2. <text:span text:style-name="T1">Pa</text:span>ra cada Round o vencedor ganha 10 pontos, o perdedor ganha 0 ponto e no caso de empate ambos ganharão 5 pontos.</text:p>
      <text:p text:style-name="P3">3. <text:span text:style-name="T1">Se a batalha terminar em empate então o Jogador receberá só metade da experiência.</text:span></text:p>
      <text:p text:style-name="P1">4. Se a batalha terminar em derrota (para o Jogador) então o jogador receberá somente 10% da experiencia.</text:p>
      <text:p text:style-name="P3"/>
      <text:p text:style-name="P4">Experiência:</text:p>
      <text:p text:style-name="P5">1. Sempre que terminar uma Batalha você receberá experiencia.</text:p>
      <text:p text:style-name="P5">2. Sempre que atingir uma quantidade minima de experiência é possível habilitar novas Jogadas.</text:p>
      <text:p text:style-name="P5">3. <text:span text:style-name="T4">Sempre que atingir quantidade minima de Nivel é possível fazer novas missões e enfrentar desafios maiores.</text:span></text:p>
      <text:p text:style-name="P5"/>
      <text:p text:style-name="P4">Jogadas:</text:p>
      <text:p text:style-name="P6">1. As jogadas são </text:p>
      <text:p text:style-name="P2"/>
      <text:p text:style-name="P2"><text:span text:style-name="T1">A</text:span> cada missão o Player terá que enfrentar uma quantidade especifica de inimigos.*</text:p>
      <text:p text:style-name="P2"/>
      <text:p text:style-name="P2"/>
      <text:h text:style-name="Heading_20_3" text:outline-level="3">Lógica de Programação:</text:h>
      <text:p text:style-name="P2">- Para aumentar ou diminuir as chanses dos inimigos usarem determinadas jogadas, basta fazer com que o Mach.random tenha um numero maior de possibilidades nas quais algumas vão repetir as mesmas jogadas.</text:p>
      <text:p text:style-name="P2"/>
      <text:p text:style-name="Title"><text:soft-page-break/>Jogadas</text:p>
      <text:p text:style-name="P2">Pedra</text:p>
      <text:p text:style-name="P2">Fogo</text:p>
      <text:p text:style-name="P2">Tesoura</text:p>
      <text:p text:style-name="P2">Esponja</text:p>
      <text:p text:style-name="P2">Papel</text:p>
      <text:p text:style-name="P2">Ar</text:p>
      <text:p text:style-name="P2">Agua</text:p>
      <text:p text:style-name="P2"/>
      <text:p text:style-name="Title">Poder das Jogadas</text:p>
      <text:p text:style-name="P2">### Pedra ###</text:p>
      <text:p text:style-name="P2">Ganha de: Fogo, Tesoura</text:p>
      <text:p text:style-name="P2">Empata com: Esponja, </text:p>
      <text:p text:style-name="P2">Perde para: Papel, Ar, Agua</text:p>
      <text:p text:style-name="P2"/>
      <text:p text:style-name="P2">### Fogo ###</text:p>
      <text:p text:style-name="P2">Ganha de: Tesoura, Esponja, Papel</text:p>
      <text:p text:style-name="P2">Empata com:</text:p>
      <text:p text:style-name="P2">Perde para: Ar, Agua, Pedra</text:p>
      <text:p text:style-name="P2"/>
      <text:p text:style-name="P2">### Tesoura ###</text:p>
      <text:p text:style-name="P2">Ganha de: Esponja, Papel</text:p>
      <text:p text:style-name="P2">Empata com: Ar, Agua</text:p>
      <text:p text:style-name="P2">Perde para: Pedra, Fogo</text:p>
      <text:p text:style-name="P2"/>
      <text:p text:style-name="P2">### Papel ###</text:p>
      <text:p text:style-name="P2">Ganha de: Pedra</text:p>
      <text:p text:style-name="P2">Empata com: Esponja</text:p>
      <text:p text:style-name="P2">Perde para: Ar, Agua, fogo, teso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23:27:26.344641228</meta:creation-date>
    <dc:date>2019-11-14T23:42:59.982285012</dc:date>
    <meta:editing-duration>PT2M53S</meta:editing-duration>
    <meta:editing-cycles>1</meta:editing-cycles>
    <meta:document-statistic meta:table-count="0" meta:image-count="0" meta:object-count="0" meta:page-count="2" meta:paragraph-count="49" meta:word-count="340" meta:character-count="2009" meta:non-whitespace-character-count="1716"/>
    <meta:generator>LibreOffice/6.0.7.3$Linux_X86_64 LibreOffice_project/00m0$Build-3</meta:generator>
  </office:meta>
</office:document-meta>
</file>